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2C0000009C9463748308E8C585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Ubuntu Mono" svg:font-family="'Ubuntu Mono'" style:font-pitch="fixed"/>
    <style:font-face style:name="Ubuntu1" svg:font-family="Ubuntu" style:font-pitch="variable"/>
    <style:font-face style:name="Helvetica Neue1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Helvetica Neue" svg:font-family="'Helvetica Neue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elvetica Neue2" svg:font-family="'Helvetica Neue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Ubuntu Mono1" svg:font-family="'Ubuntu Mono'" style:font-family-generic="system" style:font-pitch="variable"/>
  </office:font-face-decls>
  <office:automatic-styles>
    <style:style style:name="P1" style:family="paragraph" style:parent-style-name="Standard">
      <style:paragraph-properties fo:padding="0.0291in" fo:border-left="none" fo:border-right="none" fo:border-top="none" fo:border-bottom="0.06pt solid #000000" style:join-border="false"/>
    </style:style>
    <style:style style:name="P2" style:family="paragraph" style:parent-style-name="Standard">
      <style:text-properties fo:color="#808080" style:font-name="Ubuntu1" fo:font-size="8pt" style:font-size-asian="8pt" style:font-size-complex="8pt"/>
    </style:style>
    <style:style style:name="P3" style:family="paragraph" style:parent-style-name="Default">
      <style:paragraph-properties fo:margin-left="0in" fo:margin-right="0in" fo:margin-top="0in" fo:margin-bottom="0in" loext:contextual-spacing="false" fo:line-height="100%" fo:text-indent="0in" style:auto-text-indent="false"/>
      <style:text-properties style:font-name="Ubuntu1"/>
    </style:style>
    <style:style style:name="P4" style:family="paragraph" style:parent-style-name="Default">
      <style:paragraph-properties fo:margin-left="0in" fo:margin-right="0in" fo:margin-top="0in" fo:margin-bottom="0in" loext:contextual-spacing="false" fo:line-height="100%" fo:text-indent="0in" style:auto-text-indent="false"/>
      <style:text-properties style:font-name="Ubuntu1" style:font-name-asian="Ubuntu Mono1" style:font-name-complex="Ubuntu Mono1"/>
    </style:style>
    <style:style style:name="P5" style:family="paragraph" style:parent-style-name="Title">
      <style:paragraph-properties fo:margin-left="0in" fo:margin-right="0in" fo:margin-top="0in" fo:margin-bottom="0in" loext:contextual-spacing="false" fo:line-height="100%" fo:text-indent="0in" style:auto-text-indent="false"/>
      <style:text-properties fo:color="#00688f" style:font-name="Ubuntu1" fo:font-size="18pt" fo:language="en" fo:country="US" style:font-size-asian="18pt" style:font-size-complex="18pt"/>
    </style:style>
    <style:style style:name="P6" style:family="paragraph" style:parent-style-name="Title">
      <style:paragraph-properties fo:margin-left="0in" fo:margin-right="0in" fo:margin-top="0in" fo:margin-bottom="0in" loext:contextual-spacing="false" fo:line-height="100%" fo:text-indent="0in" style:auto-text-indent="false"/>
      <style:text-properties fo:color="#00688f" style:font-name="Ubuntu1" fo:font-size="18pt" fo:language="en" fo:country="US" officeooo:rsid="00156bc7" officeooo:paragraph-rsid="00156bc7" style:font-size-asian="18pt" style:font-size-complex="18pt"/>
    </style:style>
    <style:style style:name="P7" style:family="paragraph" style:parent-style-name="Text_20_body">
      <style:paragraph-properties fo:margin-top="0in" fo:margin-bottom="0in" loext:contextual-spacing="false" fo:line-height="100%"/>
      <style:text-properties officeooo:paragraph-rsid="0025e3f5"/>
    </style:style>
    <style:style style:name="P8" style:family="paragraph" style:parent-style-name="Text_20_body">
      <style:paragraph-properties fo:margin-top="0in" fo:margin-bottom="0in" loext:contextual-spacing="false" fo:line-height="100%"/>
      <style:text-properties officeooo:paragraph-rsid="0026f696"/>
    </style:style>
    <style:style style:name="P9" style:family="paragraph" style:parent-style-name="Text_20_body">
      <style:paragraph-properties fo:margin-top="0in" fo:margin-bottom="0in" loext:contextual-spacing="false" fo:line-height="100%"/>
      <style:text-properties style:font-name="Ubuntu1" fo:font-size="10pt" fo:font-weight="normal" officeooo:rsid="00156bc7" officeooo:paragraph-rsid="0025e3f5" style:font-name-asian="Ubuntu Mono1" style:font-size-asian="10pt" style:font-weight-asian="normal" style:font-name-complex="Ubuntu Mono1" style:font-size-complex="10pt" style:font-weight-complex="normal"/>
    </style:style>
    <style:style style:name="P10" style:family="paragraph" style:parent-style-name="Heading_20_1">
      <style:paragraph-properties fo:margin-top="0in" fo:margin-bottom="0in" loext:contextual-spacing="false" fo:line-height="100%"/>
      <style:text-properties style:font-name="Ubuntu1" fo:font-size="10pt" fo:font-weight="normal" officeooo:rsid="00156bc7" officeooo:paragraph-rsid="0026f696" style:font-name-asian="Ubuntu Mono1" style:font-size-asian="10pt" style:font-weight-asian="normal" style:font-name-complex="Ubuntu Mono1" style:font-size-complex="10pt" style:font-weight-complex="normal"/>
    </style:style>
    <style:style style:name="P11" style:family="paragraph" style:parent-style-name="Standard">
      <style:text-properties style:font-name="Ubuntu Mono" fo:font-size="10pt" officeooo:rsid="000b5c19" officeooo:paragraph-rsid="00297907" style:font-size-asian="10pt" style:font-size-complex="10pt"/>
    </style:style>
    <style:style style:name="P12" style:family="paragraph" style:parent-style-name="Standard">
      <style:text-properties fo:font-size="10pt" officeooo:rsid="000b5c19" officeooo:paragraph-rsid="00297907" style:font-size-asian="10pt" style:font-size-complex="10pt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style:font-name="Ubuntu Mono" fo:font-size="10pt" fo:font-weight="normal" officeooo:rsid="000b5c19" officeooo:paragraph-rsid="00297907" style:font-name-asian="Ubuntu Mono1" style:font-size-asian="10pt" style:font-weight-asian="normal" style:font-name-complex="Ubuntu Mono1" style:font-size-complex="10pt" style:font-weight-complex="normal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style:font-name="Ubuntu Mono" fo:font-size="10pt" fo:font-weight="normal" officeooo:rsid="00297907" officeooo:paragraph-rsid="00297907" style:font-name-asian="Ubuntu Mono1" style:font-size-asian="10pt" style:font-weight-asian="normal" style:font-name-complex="Ubuntu Mono1" style:font-size-complex="10pt" style:font-weight-complex="normal"/>
    </style:style>
    <style:style style:name="P15" style:family="paragraph" style:parent-style-name="Default" style:master-page-name="Standard">
      <style:paragraph-properties fo:margin-left="0in" fo:margin-right="0in" fo:margin-top="0in" fo:margin-bottom="0in" loext:contextual-spacing="false" fo:line-height="100%" fo:text-indent="0in" style:auto-text-indent="false" style:page-number="auto"/>
      <style:text-properties style:font-name="Ubuntu1"/>
    </style:style>
    <style:style style:name="P16" style:family="paragraph" style:parent-style-name="Heading_20_1">
      <style:paragraph-properties fo:margin-top="0in" fo:margin-bottom="0in" loext:contextual-spacing="false" fo:line-height="100%"/>
      <style:text-properties style:font-name="Ubuntu1" fo:font-size="10pt" fo:font-weight="normal" officeooo:rsid="00156bc7" officeooo:paragraph-rsid="0026f696" style:font-name-asian="Ubuntu Mono1" style:font-size-asian="10pt" style:font-weight-asian="normal" style:font-name-complex="Ubuntu Mono1" style:font-size-complex="10pt" style:font-weight-complex="normal"/>
    </style:style>
    <style:style style:name="T1" style:family="text">
      <style:text-properties fo:font-variant="normal" fo:text-transform="none" fo:color="#e48e1a" style:text-outline="false" style:text-line-through-style="none" style:text-line-through-type="none" style:text-position="0% 100%" style:font-name="Ubuntu1" fo:font-size="14pt" fo:letter-spacing="normal" fo:language="en" fo:country="US" fo:font-style="normal" style:text-underline-style="none" fo:font-weight="normal" officeooo:rsid="0025e3f5" style:letter-kerning="false" style:font-name-asian="Arial Unicode MS" style:font-size-asian="14pt" style:language-asian="en" style:country-asian="US" style:font-style-asian="normal" style:font-weight-asian="normal" style:font-name-complex="Arial Unicode MS" style:font-size-complex="14pt" style:language-complex="ar" style:country-complex="SA" style:font-style-complex="normal" style:font-weight-complex="normal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0% 100%" style:font-name="Ubuntu Mono" fo:font-size="10pt" fo:letter-spacing="normal" fo:language="en" fo:country="US" fo:font-style="normal" style:text-underline-style="none" fo:font-weight="normal" officeooo:rsid="0025e3f5" style:letter-kerning="false" style:font-name-asian="Arial Unicode MS" style:font-size-asian="8.75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0% 100%" style:font-name="Ubuntu Mono" fo:font-size="10pt" fo:letter-spacing="normal" fo:language="en" fo:country="US" fo:font-style="normal" style:text-underline-style="none" fo:font-weight="normal" officeooo:rsid="0026f696" style:letter-kerning="false" style:font-name-asian="Arial Unicode MS" style:font-size-asian="8.75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style:font-name="Ubuntu1" fo:font-size="10pt" fo:letter-spacing="normal" fo:language="en" fo:country="US" fo:font-style="normal" style:text-underline-style="none" fo:font-weight="normal" officeooo:rsid="0025e3f5" style:letter-kerning="false" style:font-name-asian="Arial Unicode MS" style:font-size-asian="8.75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0% 100%" style:font-name="Ubuntu1" fo:letter-spacing="normal" fo:language="en" fo:country="US" fo:font-style="normal" style:text-underline-style="none" fo:font-weight="normal" officeooo:rsid="0026f696" style:letter-kerning="false" style:font-name-asian="Arial Unicode MS" style:font-size-asian="8.75pt" style:language-asian="en" style:country-asian="US" style:font-style-asian="normal" style:font-weight-asian="normal" style:font-name-complex="Arial Unicode MS" style:language-complex="ar" style:country-complex="SA" style:font-style-complex="normal" style:font-weight-complex="normal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fo:letter-spacing="normal" fo:language="en" fo:country="US" fo:font-style="normal" style:text-underline-style="none" fo:font-weight="normal" officeooo:rsid="0026f696" style:letter-kerning="false" style:font-name-asian="Arial Unicode MS" style:font-size-asian="8.75pt" style:language-asian="en" style:country-asian="US" style:font-style-asian="normal" style:font-weight-asian="normal" style:font-name-complex="Arial Unicode MS" style:language-complex="ar" style:country-complex="SA" style:font-style-complex="normal" style:font-weight-complex="normal"/>
    </style:style>
    <style:style style:name="T7" style:family="text">
      <style:text-properties fo:font-variant="normal" fo:text-transform="none" fo:color="#00688f" style:text-outline="false" style:text-line-through-style="none" style:text-line-through-type="none" style:text-position="0% 100%" style:font-name="Ubuntu Mono" fo:font-size="10pt" fo:letter-spacing="normal" fo:language="en" fo:country="US" fo:font-style="normal" style:text-underline-style="none" fo:font-weight="normal" officeooo:rsid="0025e3f5" style:letter-kerning="false" style:font-name-asian="Arial Unicode MS" style:font-size-asian="8.75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/>
    </style:style>
    <style:style style:name="T8" style:family="text">
      <style:text-properties fo:font-variant="normal" fo:text-transform="none" fo:color="#00688f" style:text-outline="false" style:text-line-through-style="none" style:text-line-through-type="none" style:text-position="0% 100%" style:font-name="Ubuntu Mono" fo:font-size="10pt" fo:letter-spacing="normal" fo:language="en" fo:country="US" fo:font-style="normal" style:text-underline-style="none" fo:font-weight="normal" officeooo:rsid="0026f696" style:letter-kerning="false" style:font-name-asian="Arial Unicode MS" style:font-size-asian="8.75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/>
    </style:style>
    <style:style style:name="T9" style:family="text">
      <style:text-properties officeooo:rsid="0024f5c9"/>
    </style:style>
    <style:style style:name="T10" style:family="text">
      <style:text-properties fo:color="#00688f" style:font-name="Ubuntu1"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color="#00688f" style:font-name="Ubuntu1" fo:font-size="12pt" fo:font-weight="normal" officeooo:rsid="0026f696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3"/>
      <text:p text:style-name="P3"/>
      <text:p text:style-name="P5"/>
      <text:p text:style-name="P6">MySQL: <text:s/>.<text:span text:style-name="T9">NET Connecor</text:span></text:p>
      <text:p text:style-name="P4"/>
      <text:p text:style-name="P7"><text:span text:style-name="Strong_20_Emphasis"><text:span text:style-name="T1">Mono / Installation</text:span></text:span></text:p>
      <text:p text:style-name="Heading_20_1"><text:span text:style-name="Strong_20_Emphasis"><text:span text:style-name="T10">Mono Progam</text:span></text:span></text:p>
      <text:p text:style-name="P7"><text:span text:style-name="Strong_20_Emphasis"><text:span text:style-name="T2">tsanders@thinkpad ~ $ sudo apt-get install mono-complete</text:span></text:span></text:p>
      <text:p text:style-name="P7"><text:span text:style-name="Strong_20_Emphasis"><text:span text:style-name="T2">...</text:span></text:span></text:p>
      <text:p text:style-name="P7"><text:span text:style-name="Strong_20_Emphasis"><text:span text:style-name="T2">mono-complete is already the newest version (</text:span></text:span><text:span text:style-name="Strong_20_Emphasis"><text:span text:style-name="T7">4.2.1.102+dfsg2-7ubuntu4</text:span></text:span><text:span text:style-name="Strong_20_Emphasis"><text:span text:style-name="T2">).</text:span></text:span></text:p>
      <text:p text:style-name="P7"><text:span text:style-name="Strong_20_Emphasis"><text:span text:style-name="T2"/></text:span></text:p>
      <text:p text:style-name="P7"><text:span text:style-name="Strong_20_Emphasis"><text:span text:style-name="T4">Note: <text:s/></text:span></text:span><text:span text:style-name="Strong_20_Emphasis"><text:span text:style-name="T2">mono</text:span></text:span><text:span text:style-name="Strong_20_Emphasis"><text:span text:style-name="T4"> was already installed in Linux Mint – but several files were missing in … <text:s/>I therefore re-installed </text:span></text:span><text:span text:style-name="Strong_20_Emphasis"><text:span text:style-name="T2">mono-complete</text:span></text:span><text:span text:style-name="Strong_20_Emphasis"><text:span text:style-name="T4"> as above and this issues was resolved.</text:span></text:span></text:p>
      <text:p text:style-name="P7"><text:span text:style-name="Strong_20_Emphasis"><text:span text:style-name="T2"/></text:span></text:p>
      <text:p text:style-name="P8"><text:span text:style-name="Strong_20_Emphasis"><text:span text:style-name="T4">At least the following files are required:</text:span></text:span></text:p>
      <text:p text:style-name="P8"><text:span text:style-name="Strong_20_Emphasis"><text:span text:style-name="T8">tsanders@thinkpad ~/Desktop $ ls -l /usr/lib/mono/gac</text:span></text:span></text:p>
      <text:p text:style-name="P8"><text:span text:style-name="Strong_20_Emphasis"><text:span text:style-name="T3"/></text:span></text:p>
      <text:p text:style-name="P8"><text:span text:style-name="Strong_20_Emphasis"><text:span text:style-name="T3">drwxr-xr-x 3 root root 4096 Jul 28 11:19 MySql.Data</text:span></text:span></text:p>
      <text:p text:style-name="P8"><text:span text:style-name="Strong_20_Emphasis"><text:span text:style-name="T3">drwxr-xr-x 3 root root 4096 Nov 24 <text:s/>2017 System</text:span></text:span></text:p>
      <text:p text:style-name="P8"><text:span text:style-name="Strong_20_Emphasis"><text:span text:style-name="T3">drwxr-xr-x 3 root root 4096 Jul 28 11:42 System.Data</text:span></text:span></text:p>
      <text:p text:style-name="P8"><text:span text:style-name="Strong_20_Emphasis"><text:span text:style-name="T3"/></text:span></text:p>
      <text:p text:style-name="P8"><text:span text:style-name="Strong_20_Emphasis"><text:span text:style-name="T4">Others may be required as well, depending on the application.</text:span></text:span></text:p>
      <text:p text:style-name="P9"/>
      <text:p text:style-name="P10"><text:span text:style-name="Strong_20_Emphasis"><text:span text:style-name="T11">C# Compiler</text:span></text:span></text:p>
      <text:p text:style-name="P10"><text:span text:style-name="Strong_20_Emphasis"><text:span text:style-name="T11"/></text:span></text:p>
      <text:p text:style-name="P10"><text:span text:style-name="Strong_20_Emphasis"><text:span text:style-name="T6">asdasd</text:span></text:span></text:p>
      <text:p text:style-name="P10"><text:span text:style-name="Strong_20_Emphasis"><text:span text:style-name="T5"/></text:span></text:p>
      <text:p text:style-name="P12">/home/tsanders/mysql-connector-net</text:p>
      <text:p text:style-name="P12"/>
      <text:p text:style-name="P12">tsanders@thinkpad ~/repositories/mysql_dot_net $ mono --version</text:p>
      <text:p text:style-name="P12">Mono JIT compiler version 4.2.1 (Debian 4.2.1.102+dfsg2-7ubuntu4)</text:p>
      <text:p text:style-name="P12">Copyright (C) 2002-2014 Novell, Inc, Xamarin Inc and Contributors. www.mono-project.com</text:p>
      <text:p text:style-name="P12"><text:tab/>TLS: <text:s text:c="10"/>__thread</text:p>
      <text:p text:style-name="P12"><text:tab/>SIGSEGV: <text:s text:c="6"/>altstack</text:p>
      <text:p text:style-name="P12"><text:tab/>Notifications: epoll</text:p>
      <text:p text:style-name="P12"><text:tab/>Architecture: <text:s/>amd64</text:p>
      <text:p text:style-name="P12"><text:tab/>Disabled: <text:s text:c="5"/>none</text:p>
      <text:p text:style-name="P12"><text:tab/>Misc: <text:s text:c="9"/>softdebug </text:p>
      <text:p text:style-name="P12"><text:tab/>LLVM: <text:s text:c="9"/>supported, not enabled.</text:p>
      <text:p text:style-name="P12"><text:tab/>GC: <text:s text:c="11"/>sgen</text:p>
      <text:p text:style-name="P12">tsanders@thinkpad ~/repositories/mysql_dot_net $ </text:p>
      <text:p text:style-name="P12"/>
      <text:p text:style-name="P12">From the Connector/NET User Guide</text:p>
      <text:p text:style-name="P11">3.2 Installing Connector/NET on Unix with Mono</text:p>
      <text:p text:style-name="P11"/>
      <text:p text:style-name="P11">There is no installer available for installing the MySQL Connector/NET component on your Unix</text:p>
      <text:p text:style-name="P11">installation. Before installing, ensure that you have a working Mono project installation. To test whether</text:p>
      <text:p text:style-name="P11">your system has Mono installed, enter:</text:p>
      <text:p text:style-name="P11">shell&gt; mono --version</text:p>
      <text:p text:style-name="P11">The version of the Mono JIT compiler is displayed.</text:p>
      <text:p text:style-name="P11"><text:soft-page-break/>To compile C# source code, make sure a Mono C# compiler is installed.</text:p>
      <text:p text:style-name="P11">Note</text:p>
      <text:p text:style-name="P11">There are three Mono C# compilers available: mcs, which accesses the 1.0-profile</text:p>
      <text:p text:style-name="P11">libraries, gmcs, which accesses the 2.0-profile libraries, and dmcs, which accesses</text:p>
      <text:p text:style-name="P11">the 4.0-profile libraries.</text:p>
      <text:p text:style-name="P11">To install Connector/NET on Unix/Mono:</text:p>
      <text:p text:style-name="P11">1. Download the mysql-connector-net-version-noinstall.zip and extract the contents to a</text:p>
      <text:p text:style-name="P11">directory of your choice, for example: ~/connector-net/.</text:p>
      <text:p text:style-name="P11">2. In the directory where you unzipped the connector to, change into the bin subdirectory. Ensure the file</text:p>
      <text:p text:style-name="P11">MySql.Data.dll is present. This filename is case-sensitive.</text:p>
      <text:p text:style-name="P11">3. You must register the Connector/NET component, MySql.Data, in the Global Assembly Cache (GAC).</text:p>
      <text:p text:style-name="P11">In the current directory enter the gacutil command:</text:p>
      <text:p text:style-name="P11">root-shell&gt; gacutil /i MySql.Data.dll</text:p>
      <text:p text:style-name="P11">This will register MySql.Data into the GAC. You can check this by listing the contents of /usr/lib/</text:p>
      <text:p text:style-name="P11">mono/gac, where you will find MySql.Data if the registration has been successful.</text:p>
      <text:p text:style-name="P11">You are now ready to compile your application. You must ensure that when you compile your application</text:p>
      <text:p text:style-name="P11">you include the Connector/NET component using the -r: command-line option. For example:</text:p>
      <text:p text:style-name="P11">shell&gt; gmcs -r:System.dll -r:System.Data.dll -r:MySql.Data.dll HelloWorld.cs</text:p>
      <text:p text:style-name="P11">The referenced assemblies depend on the requirements of the application, but applications using</text:p>
      <text:p text:style-name="P11">Connector/NET must provide -r:MySql.Data at a minimum.</text:p>
      <text:p text:style-name="P11">You can further check your installation by running the compiled program, for example:</text:p>
      <text:p text:style-name="P13">shell&gt; mono HelloWorld.exe</text:p>
      <text:p text:style-name="P13"/>
      <text:p text:style-name="P13"/>
      <text:p text:style-name="P13"/>
      <text:p text:style-name="P13"/>
      <text:p text:style-name="P14">tsanders@thinkpad ~/repositories/mysql_dot_net $ ls -l</text:p>
      <text:p text:style-name="P14">total 24</text:p>
      <text:p text:style-name="P14">-rw-rw-r-- 1 tsanders tsanders 1431 Jul 28 15:30 aircraft.cs</text:p>
      <text:p text:style-name="P14">-rwxrwxr-x 1 tsanders tsanders 4608 Jul 28 15:30 aircraft.exe</text:p>
      <text:p text:style-name="P14">-rwxrwx--- 1 tsanders tsanders <text:s/>100 Jul 28 12:00 dot_net.sh</text:p>
      <text:p text:style-name="P14">lrwxrwxrwx 1 tsanders tsanders <text:s text:c="2"/>18 Jul 28 10:57 gac -&gt; /usr/lib/mono/gac/</text:p>
      <text:p text:style-name="P14">-rw-rw-r-- 1 tsanders tsanders <text:s/>866 Jul 28 14:38 mysql_dot_net.cs</text:p>
      <text:p text:style-name="P14">-rwxrwxr-x 1 tsanders tsanders 4096 Jul 28 14:38 mysql_dot_net.exe</text:p>
      <text:p text:style-name="P14">tsanders@thinkpad ~/repositories/mysql_dot_net $ cat dot_net.sh</text:p>
      <text:p text:style-name="P14">dmcs $1 -r:System.Data.dll -r:/usr/lib/mono/gac/MySql.Data/6.10.7.0__c5687fc88969c44d/MySql.Data.dlltsanders@thinkpad ~/repositories/mysql_dot_net $ </text:p>
      <text:p text:style-name="P14">tsanders@thinkpad ~/repositories/mysql_dot_net $ </text:p>
      <text:p text:style-name="P14">tsanders@thinkpad ~/repositories/mysql_dot_net $ </text:p>
      <text:p text:style-name="P14">tsanders@thinkpad ~/repositories/mysql_dot_net $ </text:p>
      <text:p text:style-name="P14">tsanders@thinkpad ~/repositories/mysql_dot_net $ ./dot_net.sh aircraft.cs</text:p>
      <text:p text:style-name="P14">warning CS8001: SDK path could not be resolved</text:p>
      <text:p text:style-name="P14">Compilation succeeded - 1 warning(s)</text:p>
      <text:p text:style-name="P14">tsanders@thinkpad ~/repositories/mysql_dot_net $ ./aircraft.exe </text:p>
      <text:p text:style-name="P14">Connecting to MySQL...</text:p>
      <text:p text:style-name="P14"/>
      <text:p text:style-name="P14"/>
      <text:p text:style-name="P14">deleting row(s) via ExecuteNonQuery</text:p>
      <text:p text:style-name="P14"/>
      <text:p text:style-name="P14"/>
      <text:p text:style-name="P14">inserting a row via ExecuteNonQuery</text:p>
      <text:p text:style-name="P14"/>
      <text:p text:style-name="P14"/>
      <text:p text:style-name="P14">selecting rows via ExecuteReader</text:p>
      <text:p text:style-name="P14"/>
      <text:p text:style-name="P14"/>
      <text:p text:style-name="P14">McDonnell Douglas | MD-10 | USA</text:p>
      <text:p text:style-name="P14">Airbus | A-310 | France</text:p>
      <text:p text:style-name="P14">McDonnell Douglas | MD-87 | USA</text:p>
      <text:p text:style-name="P14">McDonnell Douglas | MD-80 | USA</text:p>
      <text:p text:style-name="P14">McDonnell Douglas | DC-10 | USA</text:p>
      <text:p text:style-name="P14">Airbus | A-380 | France</text:p>
      <text:p text:style-name="P14">Ilyushin | Il-96 | Russia</text:p>
      <text:p text:style-name="P14"><text:soft-page-break/>Airbus | A-319 | Germany</text:p>
      <text:p text:style-name="P14">McDonnell Douglas | DC-8 | USA</text:p>
      <text:p text:style-name="P14">Boeing | 717 | USA</text:p>
      <text:p text:style-name="P14">Done.</text:p>
      <text:p text:style-name="P14">tsanders@thinkpad ~/repositories/mysql_dot_net $ </text:p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Ubuntu Mono" svg:font-family="'Ubuntu Mono'" style:font-pitch="fixed"/>
    <style:font-face style:name="Ubuntu1" svg:font-family="Ubuntu" style:font-pitch="variable"/>
    <style:font-face style:name="Helvetica Neue1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Helvetica Neue" svg:font-family="'Helvetica Neue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elvetica Neue2" svg:font-family="'Helvetica Neue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Ubuntu Mono1" svg:font-family="'Ubuntu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a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padding="0in" fo:border="none" fo:keep-with-next="auto" text:number-lines="true" text:line-number="0" style:text-autospace="ideograph-alpha" style:punctuation-wrap="hanging" style:line-break="strict" style:tab-stop-distance="0.5in" style:writing-mode="lr-tb"/>
      <style:text-properties fo:font-variant="normal" fo:text-transform="none" fo:color="#00000a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loext:padding="0in" loext:border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" style:family="paragraph" style:default-outline-level="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Ubuntu" fo:font-family="Ubuntu" style:font-family-generic="roman" style:font-pitch="variable" fo:font-size="14pt" fo:letter-spacing="normal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4pt" style:font-style-asian="normal" style:font-weight-asian="normal" style:font-name-complex="Arial Unicode MS" style:font-family-complex="'Arial Unicode MS'" style:font-family-generic-complex="system" style:font-pitch-complex="variable" style:font-size-complex="14pt" style:font-style-complex="normal" style:font-weight-complex="normal" fo:hyphenate="true" fo:hyphenation-remain-char-count="2" fo:hyphenation-push-char-count="2"/>
    </style:style>
    <style:style style:name="Title" style:family="paragraph" style:parent-style-name="Heading" style:default-outline-level="" style:class="chapter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swiss" style:font-pitch="variable" fo:font-size="30pt" fo:letter-spacing="normal" fo:language="en" fo:country="US" fo:font-style="normal" style:text-underline-style="none" fo:font-weight="bold" style:letter-kerning="false" style:font-name-asian="Arial Unicode MS" style:font-family-asian="'Arial Unicode MS'" style:font-family-generic-asian="system" style:font-pitch-asian="variable" style:font-size-asian="30pt" style:font-style-asian="normal" style:font-weight-asian="bold" style:font-name-complex="Arial Unicode MS" style:font-family-complex="'Arial Unicode MS'" style:font-family-generic-complex="system" style:font-pitch-complex="variable" style:font-size-complex="30pt" style:font-style-complex="normal" style:font-weight-complex="bold" fo:hyphenate="true" fo:hyphenation-remain-char-count="2" fo:hyphenation-push-char-count="2"/>
    </style:style>
    <style:style style:name="Body" style:family="paragraph" style:default-outline-level="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style:font-family-generic="roman" style:font-pitch="variable" fo:font-size="11pt" fo:letter-spacing="normal" fo:language="en" fo:country="US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1pt" style:font-style-asian="normal" style:font-weight-asian="normal" style:font-name-complex="Arial Unicode MS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/>
    </style:style>
    <style:style style:name="Table_20_Style_20_1" style:display-name="Table Style 1" style:family="paragraph" style:default-outline-level="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style:font-family-generic="roman" style:font-pitch="variable" fo:font-size="10pt" fo:letter-spacing="normal" fo:font-style="normal" style:text-underline-style="none" fo:font-weight="bold" style:letter-kerning="false" style:font-name-asian="Helvetica Neue2" style:font-family-asian="'Helvetica Neue'" style:font-family-generic-asian="system" style:font-pitch-asian="variable" style:font-size-asian="10pt" style:font-style-asian="normal" style:font-weight-asian="bold" style:font-name-complex="Helvetica Neue2" style:font-family-complex="'Helvetica Neue'" style:font-family-generic-complex="system" style:font-pitch-complex="variable" style:font-size-complex="10pt" style:font-style-complex="normal" style:font-weight-complex="bold" fo:hyphenate="true" fo:hyphenation-remain-char-count="2" fo:hyphenation-push-char-count="2"/>
    </style:style>
    <style:style style:name="Table_20_Style_20_2" style:display-name="Table Style 2" style:family="paragraph" style:default-outline-level="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style:font-family-generic="roman" style:font-pitch="variable" fo:font-size="10pt" fo:letter-spacing="normal" fo:font-style="normal" style:text-underline-style="none" fo:font-weight="normal" style:letter-kerning="false" style:font-name-asian="Helvetica Neue2" style:font-family-asian="'Helvetica Neue'" style:font-family-generic-asian="system" style:font-pitch-asian="variable" style:font-size-asian="10pt" style:font-style-asian="normal" style:font-weight-asian="normal" style:font-name-complex="Helvetica Neue2" style:font-family-complex="'Helvetica Neue'" style:font-family-generic-complex="system" style:font-pitch-complex="variable" style:font-size-complex="10pt" style:font-style-complex="normal" style:font-weight-complex="normal" fo:hyphenate="true" fo:hyphenation-remain-char-count="2" fo:hyphenation-push-char-count="2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Quotations" style:family="paragraph" style:parent-style-name="Standard" style:class="html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Addressee" style:family="paragraph" style:parent-style-name="Standard" style:class="extra"/>
    <style:style style:name="Salutation" style:family="paragraph" style:parent-style-name="Standard" style:class="text"/>
    <style:style style:name="Endnote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Footnote" style:family="paragraph" style:parent-style-name="Standard" style:class="extra"/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Sender" style:family="paragraph" style:parent-style-name="Standard" style:class="extra"/>
    <style:style style:name="Signature" style:family="paragraph" style:parent-style-name="Standard" style:class="text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Heading_20_4" style:display-name="Heading 4" style:family="paragraph" style:parent-style-name="Heading" style:class="text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Illustration_20_Index_20_Heading" style:display-name="Illustration Index Heading" style:family="paragraph" style:parent-style-name="Heading" style:class="index"/>
    <style:style style:name="Index_20_Heading" style:display-name="Index Heading" style:family="paragraph" style:parent-style-name="Heading" style:class="index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00000a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padding="0.0291in" fo:border-left="none" fo:border-right="none" fo:border-top="none" fo:border-bottom="0.06pt solid #000000" style:join-border="false"/>
    </style:style>
    <style:style style:name="MP2" style:family="paragraph" style:parent-style-name="Standard">
      <style:text-properties fo:color="#808080" style:font-name="Ubuntu1" fo:font-size="8pt" style:font-size-asian="8pt" style:font-size-complex="8pt"/>
    </style:style>
    <style:style style:name="Mfr1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6in" fo:margin-left="0.5in" fo:margin-right="0.5in" style:writing-mode="rl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4in" fo:margin-left="0in" fo:margin-right="0in" fo:margin-top="0.3602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<draw:frame draw:style-name="Mfr1" draw:name="Image1" text:anchor-type="paragraph" svg:width="1.9201in" svg:height="1in" draw:z-index="2"><draw:image xlink:href="Pictures/100000000000012C0000009C9463748308E8C585.png" xlink:type="simple" xlink:show="embed" xlink:actuate="onLoad"/></draw:frame></text:p>
      </style:header>
      <style:footer>
        <text:p text:style-name="MP1"/>
        <text:p text:style-name="MP2"><text:file-name text:display="full">/home/tsanders/Documents/mysql/mysql_dot_net_connector.odt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4M52S</meta:editing-duration>
    <meta:editing-cycles>4</meta:editing-cycles>
    <meta:generator>LibreOffice/5.1.6.2$Linux_X86_64 LibreOffice_project/10m0$Build-2</meta:generator>
    <meta:creation-date>2018-07-28T12:17:11.975078192</meta:creation-date>
    <dc:date>2018-08-03T08:25:04.223641853</dc:date>
    <meta:document-statistic meta:table-count="0" meta:image-count="1" meta:object-count="0" meta:page-count="3" meta:paragraph-count="91" meta:word-count="601" meta:character-count="4573" meta:non-whitespace-character-count="3989"/>
  </office:meta>
</office:document-meta>
</file>